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  <style:font-face style:name="Tlwg Typist" svg:font-family="'Tlwg Typist'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Tlwg Typist" officeooo:paragraph-rsid="001b6774"/>
    </style:style>
    <style:style style:name="P2" style:family="paragraph" style:parent-style-name="Standard">
      <style:paragraph-properties fo:line-height="100%" fo:text-align="center" style:justify-single-word="false"/>
      <style:text-properties style:font-name="Tlwg Typist" fo:font-size="32pt" fo:font-style="normal" fo:font-weight="bold" officeooo:paragraph-rsid="001b6774" style:font-size-asian="32pt" style:font-style-asian="normal" style:font-weight-asian="bold" style:font-size-complex="32pt" style:font-style-complex="normal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style:font-name="Tlwg Typist" fo:font-size="32pt" officeooo:paragraph-rsid="001b6774" style:font-size-asian="32pt" style:font-size-complex="32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lwg Typist" fo:font-size="18pt" fo:font-weight="bold" officeooo:rsid="001ca332" officeooo:paragraph-rsid="001ca332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line-height="100%" fo:text-align="justify" style:justify-single-word="false"/>
      <style:text-properties style:font-name="Tlwg Typist" fo:font-size="12pt" fo:font-weight="normal" officeooo:rsid="001ca332" officeooo:paragraph-rsid="001ca332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style:font-name="Tlwg Typist" fo:font-size="20pt" fo:font-weight="bold" officeooo:rsid="001e05fd" officeooo:paragraph-rsid="001e05fd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style:font-name="Tlwg Typist" fo:font-size="20pt" fo:font-weight="bold" officeooo:rsid="00256b9c" officeooo:paragraph-rsid="00256b9c" style:font-size-asian="17.5pt" style:font-weight-asian="bold" style:font-size-complex="20pt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style:font-name="Tlwg Typist" fo:font-size="14pt" fo:font-weight="bold" officeooo:rsid="001e05fd" officeooo:paragraph-rsid="001e05fd" style:font-size-asian="12.25pt" style:font-weight-asian="bold" style:font-size-complex="14pt" style:font-weight-complex="bold"/>
    </style:style>
    <style:style style:name="P9" style:family="paragraph" style:parent-style-name="Standard" style:list-style-name="L1">
      <style:paragraph-properties fo:line-height="100%" fo:text-align="start" style:justify-single-word="false"/>
      <style:text-properties style:font-name="Tlwg Typist" fo:font-size="14pt" fo:font-weight="bold" officeooo:rsid="001e05fd" officeooo:paragraph-rsid="001e05fd" style:font-size-asian="12.25pt" style:font-weight-asian="bold" style:font-size-complex="14pt" style:font-weight-complex="bold"/>
    </style:style>
    <style:style style:name="P10" style:family="paragraph" style:parent-style-name="Standard" style:list-style-name="L2">
      <style:paragraph-properties fo:line-height="100%" fo:text-align="start" style:justify-single-word="false"/>
      <style:text-properties style:font-name="Tlwg Typist" fo:font-size="14pt" fo:font-weight="bold" officeooo:rsid="001e05fd" officeooo:paragraph-rsid="001e05fd" style:font-size-asian="12.25pt" style:font-weight-asian="bold" style:font-size-complex="14pt" style:font-weight-complex="bold"/>
    </style:style>
    <style:style style:name="P11" style:family="paragraph" style:parent-style-name="Standard" style:list-style-name="L3">
      <style:paragraph-properties fo:line-height="100%" fo:text-align="start" style:justify-single-word="false"/>
      <style:text-properties style:font-name="Tlwg Typist" fo:font-size="14pt" fo:font-weight="bold" officeooo:rsid="001e05fd" officeooo:paragraph-rsid="001e05fd" style:font-size-asian="12.25pt" style:font-weight-asian="bold" style:font-size-complex="14pt" style:font-weight-complex="bold"/>
    </style:style>
    <style:style style:name="P12" style:family="paragraph" style:parent-style-name="Standard" style:list-style-name="L4">
      <style:paragraph-properties fo:line-height="100%" fo:text-align="start" style:justify-single-word="false"/>
      <style:text-properties style:font-name="Tlwg Typist" fo:font-size="14pt" fo:font-weight="bold" officeooo:rsid="001e05fd" officeooo:paragraph-rsid="001e05fd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line-height="100%" fo:text-align="start" style:justify-single-word="false"/>
      <style:text-properties style:font-name="Tlwg Typist" fo:font-size="14pt" fo:font-weight="bold" officeooo:rsid="001e05fd" officeooo:paragraph-rsid="001f41ae" style:font-size-asian="12.25pt" style:font-weight-asian="bold" style:font-size-complex="14pt" style:font-weight-complex="bold"/>
    </style:style>
    <style:style style:name="P14" style:family="paragraph" style:parent-style-name="Standard" style:list-style-name="L5">
      <style:paragraph-properties fo:line-height="100%" fo:text-align="start" style:justify-single-word="false"/>
      <style:text-properties style:font-name="Tlwg Typist" fo:font-size="14pt" fo:font-weight="bold" officeooo:rsid="001e05fd" officeooo:paragraph-rsid="001f41ae" style:font-size-asian="12.25pt" style:font-weight-asian="bold" style:font-size-complex="14pt" style:font-weight-complex="bold"/>
    </style:style>
    <style:style style:name="P15" style:family="paragraph" style:parent-style-name="Standard" style:list-style-name="L7">
      <style:paragraph-properties fo:line-height="100%" fo:text-align="start" style:justify-single-word="false"/>
      <style:text-properties style:font-name="Tlwg Typist" fo:font-size="14pt" fo:font-weight="bold" officeooo:rsid="001e05fd" officeooo:paragraph-rsid="001f41ae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line-height="100%" fo:text-align="start" style:justify-single-word="false"/>
      <style:text-properties style:font-name="Tlwg Typist" fo:font-size="14pt" fo:font-weight="bold" officeooo:rsid="001e05fd" officeooo:paragraph-rsid="002071e6" style:font-size-asian="12.25pt" style:font-weight-asian="bold" style:font-size-complex="14pt" style:font-weight-complex="bold"/>
    </style:style>
    <style:style style:name="P17" style:family="paragraph" style:parent-style-name="Standard" style:list-style-name="L8">
      <style:paragraph-properties fo:line-height="100%" fo:text-align="start" style:justify-single-word="false"/>
      <style:text-properties style:font-name="Tlwg Typist" fo:font-size="14pt" fo:font-weight="bold" officeooo:rsid="001e05fd" officeooo:paragraph-rsid="002071e6" style:font-size-asian="12.25pt" style:font-weight-asian="bold" style:font-size-complex="14pt" style:font-weight-complex="bold"/>
    </style:style>
    <style:style style:name="P18" style:family="paragraph" style:parent-style-name="Standard" style:list-style-name="L9">
      <style:paragraph-properties fo:line-height="100%" fo:text-align="start" style:justify-single-word="false"/>
      <style:text-properties style:font-name="Tlwg Typist" fo:font-size="14pt" fo:font-weight="bold" officeooo:rsid="001e05fd" officeooo:paragraph-rsid="002071e6" style:font-size-asian="12.25pt" style:font-weight-asian="bold" style:font-size-complex="14pt" style:font-weight-complex="bold"/>
    </style:style>
    <style:style style:name="P19" style:family="paragraph" style:parent-style-name="Standard" style:list-style-name="L10">
      <style:paragraph-properties fo:line-height="100%" fo:text-align="start" style:justify-single-word="false"/>
      <style:text-properties style:font-name="Tlwg Typist" fo:font-size="14pt" fo:font-weight="bold" officeooo:rsid="001e05fd" officeooo:paragraph-rsid="002071e6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line-height="100%" fo:text-align="start" style:justify-single-word="false"/>
      <style:text-properties style:font-name="Tlwg Typist" fo:font-size="14pt" fo:font-weight="bold" officeooo:rsid="00256b9c" officeooo:paragraph-rsid="00256b9c" style:font-size-asian="12.25pt" style:font-weight-asian="bold" style:font-size-complex="14pt" style:font-weight-complex="bold"/>
    </style:style>
    <style:style style:name="P21" style:family="paragraph" style:parent-style-name="Standard" style:list-style-name="L12">
      <style:paragraph-properties fo:line-height="100%" fo:text-align="start" style:justify-single-word="false"/>
      <style:text-properties style:font-name="Tlwg Typist" fo:font-size="14pt" fo:font-weight="bold" officeooo:rsid="00256b9c" officeooo:paragraph-rsid="00256b9c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line-height="100%" fo:text-align="start" style:justify-single-word="false"/>
      <style:text-properties style:font-name="Tlwg Typist" fo:font-size="14pt" fo:font-weight="normal" officeooo:rsid="001e05fd" officeooo:paragraph-rsid="002071e6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officeooo:paragraph-rsid="002071e6"/>
    </style:style>
    <style:style style:name="P24" style:family="paragraph" style:parent-style-name="Standard" style:list-style-name="L11">
      <style:paragraph-properties fo:line-height="100%" fo:text-align="start" style:justify-single-word="false"/>
      <style:text-properties style:font-name="Tlwg Typist" fo:font-size="14pt" style:text-underline-style="none" fo:font-weight="bold" officeooo:paragraph-rsid="002071e6" style:font-size-asian="14pt" style:font-weight-asian="bold" style:font-size-complex="14pt" style:font-weight-complex="bold"/>
    </style:style>
    <style:style style:name="P25" style:family="paragraph" style:parent-style-name="Standard">
      <style:paragraph-properties fo:line-height="100%" fo:text-align="start" style:justify-single-word="false"/>
      <style:text-properties style:font-name="Tlwg Typist" fo:font-size="14pt" style:text-underline-style="none" fo:font-weight="bold" officeooo:paragraph-rsid="002071e6" style:font-size-asian="14pt" style:font-weight-asian="bold" style:font-size-complex="14pt" style:font-weight-complex="bold"/>
    </style:style>
    <style:style style:name="T1" style:family="text">
      <style:text-properties officeooo:rsid="00026bc9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bold" officeooo:rsid="001b6774" style:font-style-asian="normal" style:font-weight-asian="bold" style:font-style-complex="normal" style:font-weight-complex="bold"/>
    </style:style>
    <style:style style:name="T4" style:family="text">
      <style:text-properties fo:font-size="16pt" officeooo:rsid="000adf2c" style:font-size-asian="16pt" style:font-size-complex="16pt"/>
    </style:style>
    <style:style style:name="T5" style:family="text">
      <style:text-properties style:font-name="Tlwg Typist" fo:font-size="14pt" fo:font-weight="bold" officeooo:rsid="001e05fd" style:font-size-asian="12.25pt" style:font-weight-asian="bold" style:font-size-complex="14pt" style:font-weight-complex="bold"/>
    </style:style>
    <style:style style:name="T6" style:family="text">
      <style:text-properties style:font-name="Tlwg Typist" fo:font-size="14pt" fo:font-weight="normal" officeooo:rsid="00244911" style:font-size-asian="12.25pt" style:font-weight-asian="normal" style:font-size-complex="14pt" style:font-weight-complex="normal"/>
    </style:style>
    <style:style style:name="T7" style:family="text">
      <style:text-properties style:font-name="Tlwg Typist" fo:font-size="14pt" fo:font-weight="normal" officeooo:rsid="001e05fd" style:font-size-asian="12.25pt" style:font-weight-asian="normal" style:font-size-complex="14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071e6" style:font-weight-asian="normal" style:font-weight-complex="normal"/>
    </style:style>
    <style:style style:name="T11" style:family="text">
      <style:text-properties fo:font-weight="normal" officeooo:rsid="00256b9c" style:font-weight-asian="normal" style:font-weight-complex="normal"/>
    </style:style>
    <style:style style:name="T12" style:family="text">
      <style:text-properties fo:font-size="12pt" fo:font-weight="normal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1f41ae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2071e6" style:font-size-asian="10.5pt" style:font-weight-asian="normal" style:font-size-complex="12pt" style:font-weight-complex="normal"/>
    </style:style>
    <style:style style:name="T15" style:family="text">
      <style:text-properties officeooo:rsid="001f41ae"/>
    </style:style>
    <style:style style:name="T16" style:family="text">
      <style:text-properties officeooo:rsid="0021248e"/>
    </style:style>
    <style:style style:name="T17" style:family="text">
      <style:text-properties style:text-position="super 58%" style:font-name="Tlwg Typist" fo:font-weight="normal" officeooo:rsid="00244911" style:font-weight-asian="normal" style:font-weight-complex="normal"/>
    </style:style>
    <style:style style:name="T18" style:family="text">
      <style:text-properties style:text-position="0% 100%" fo:font-weight="normal" officeooo:rsid="00256b9c" style:font-weight-asian="normal" style:font-weight-complex="normal"/>
    </style:style>
    <style:style style:name="T19" style:family="text">
      <style:text-properties style:text-position="0% 100%" style:font-name="Tlwg Typist" fo:font-weight="normal" officeooo:rsid="00244911" style:font-weight-asian="normal" style:font-weight-complex="normal"/>
    </style:style>
    <style:style style:name="T20" style:family="text">
      <style:text-properties style:text-position="0% 100%" style:font-name="Tlwg Typist" fo:font-weight="normal" officeooo:rsid="00255184" style:font-weight-asian="normal" style:font-weight-complex="normal"/>
    </style:style>
    <style:style style:name="T21" style:family="text">
      <style:text-properties style:text-position="0% 100%" style:font-name="Tlwg Typist" fo:font-weight="normal" officeooo:rsid="00256b9c" style:font-weight-asian="normal" style:font-weight-complex="normal"/>
    </style:style>
    <style:style style:name="T22" style:family="text">
      <style:text-properties style:font-name="Tlwg Typist" fo:font-size="14pt" fo:font-weight="normal" officeooo:rsid="00244911" style:font-size-asian="12.25pt" style:font-weight-asian="normal" style:font-size-complex="14pt" style:font-weight-complex="normal"/>
    </style:style>
    <style:style style:name="T23" style:family="text">
      <style:text-properties style:font-name="Tlwg Typist" fo:font-weight="normal" officeooo:rsid="00244911" style:font-weight-asian="normal" style:font-weight-complex="normal"/>
    </style:style>
    <style:style style:name="T24" style:family="text">
      <style:text-properties style:text-position="sub 58%" style:font-name="Tlwg Typist" fo:font-weight="normal" officeooo:rsid="00255184" style:font-weight-asian="normal" style:font-weight-complex="normal"/>
    </style:style>
    <style:style style:name="T25" style:family="text">
      <style:text-properties style:text-position="sub 58%" fo:font-weight="normal" officeooo:rsid="00256b9c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2">Manual </text:span><text:span text:style-name="T3">Técnico</text:span></text:p>
      <text:p text:style-name="P3"><text:span text:style-name="T4">Estructura de datos</text:span></text:p>
      <text:p text:style-name="P1"><text:span text:style-name="T1">proyecto</text:span> 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DESCRIPCIÓN DEL PROGRAMA</text:p>
      <text:p text:style-name="P4"/>
      <text:p text:style-name="P5"><text:tab/>Se le solicita desarrollar un juego basado en un tablero tridimensional, representado mediante matrices ortogonales. Un jugador explora este tablero en busca de un tesoro oculto mientras enfrenta desafíos como enemigos, trampas y pistas que indican la cercanía del objetivo. Se implementarán estructuras de datos como árboles binarios para gestionar la información de los enemigos y su ubicación, además de registrar los movimientos del jugador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7">Tecnologías usadas</text:p>
      <text:p text:style-name="P7"/>
      <text:p text:style-name="P20">Ide:<text:span text:style-name="T9">Visual estudio code</text:span></text:p>
      <text:p text:style-name="P20">lenguaje: <text:span text:style-name="T9">c++</text:span></text:p>
      <text:p text:style-name="P6"/>
      <text:p text:style-name="P7">Estructuras usadas</text:p>
      <text:p text:style-name="P7"/>
      <text:list xml:id="list2754692214" text:style-name="L12">
        <text:list-item>
          <text:p text:style-name="P21">Cola</text:p>
        </text:list-item>
        <text:list-item>
          <text:p text:style-name="P21">lista enlazada</text:p>
        </text:list-item>
        <text:list-item>
          <text:p text:style-name="P21">árbol binarios</text:p>
        </text:list-item>
        <text:list-item>
          <text:p text:style-name="P21">matriz ortogonal</text:p>
        </text:list-item>
      </text:list>
      <text:p text:style-name="P6"/>
      <text:p text:style-name="P6"/>
      <text:p text:style-name="P6">Algoritmos utilizados</text:p>
      <text:p text:style-name="P8"/>
      <text:p text:style-name="P8">matrizOrtogonal</text:p>
      <text:p text:style-name="P8"/>
      <text:list xml:id="list2135483686" text:style-name="L1">
        <text:list-item>
          <text:p text:style-name="P9">método buscarOCrear:</text:p>
        </text:list-item>
      </text:list>
      <text:p text:style-name="P8"/>
      <text:p text:style-name="P8"><text:tab/><text:tab/><text:span text:style-name="T12">Cuando busca su complejidad sera de O(n), ya que depende de los elemento que contiene la lista de encabezados.</text:span></text:p>
      <text:p text:style-name="P8"><text:span text:style-name="T12"/></text:p>
      <text:p text:style-name="P8"><text:span text:style-name="T12"><text:tab/><text:tab/>Cuando inserta de ser necesario su complejidad es de O(1).</text:span></text:p>
      <text:p text:style-name="P8"/>
      <text:p text:style-name="P8"/>
      <text:list xml:id="list1854532813" text:style-name="L2">
        <text:list-item>
          <text:p text:style-name="P10">Método insertarNodo:</text:p>
        </text:list-item>
      </text:list>
      <text:p text:style-name="P8"/>
      <text:p text:style-name="P8"><text:tab/><text:tab/><text:span text:style-name="T9">Cuando se inserta un nodo, cada while tiene una complejidad O(n), ya que cada while recorre un n cantidad antes de insertar el nodo.</text:span></text:p>
      <text:p text:style-name="P8"><text:span text:style-name="T9"/></text:p>
      <text:list xml:id="list992971731" text:style-name="L3">
        <text:list-item>
          <text:p text:style-name="P11">Mostrar matriz:</text:p>
        </text:list-item>
      </text:list>
      <text:p text:style-name="P8"/>
      <text:p text:style-name="P8"><text:soft-page-break/><text:tab/><text:tab/><text:span text:style-name="T9">Este método tiene una complejidad de O(f*c), osea la multiplicación de filas por columnas.<text:line-break/></text:span></text:p>
      <text:list xml:id="list222047987664579" text:continue-numbering="true" text:style-name="L3">
        <text:list-item>
          <text:p text:style-name="P11">Buscar nodo:</text:p>
        </text:list-item>
      </text:list>
      <text:p text:style-name="P8"/>
      <text:p text:style-name="P8"><text:span text:style-name="T9"><text:tab/><text:tab/>Este método tiene una complejidad de O(f*c), osea la multiplicación de filas por columnas, porque va buscando las columnas de cada fila.</text:span></text:p>
      <text:p text:style-name="P8"><text:span text:style-name="T9"/></text:p>
      <text:p text:style-name="P8">ListaEnlazadaPistas</text:p>
      <text:p text:style-name="P8"/>
      <text:list xml:id="list584802502" text:style-name="L4">
        <text:list-item>
          <text:p text:style-name="P12"><text:span text:style-name="T15">método </text:span>insertarPista:</text:p>
        </text:list-item>
      </text:list>
      <text:p text:style-name="P8"><text:tab/></text:p>
      <text:p text:style-name="P13"><text:tab/><text:tab/><text:span text:style-name="T13">En el mejor caso cuando la lista este vacía, es O(1), pero cuando no el while recorre n nodos hasta llegar al final entonce es o(n).</text:span></text:p>
      <text:p text:style-name="P13"><text:span text:style-name="T13"/></text:p>
      <text:list xml:id="list2948334030" text:style-name="L5">
        <text:list-item>
          <text:p text:style-name="P14">ImprimirLista:</text:p>
        </text:list-item>
      </text:list>
      <text:p text:style-name="P13"><text:span text:style-name="T12"/></text:p>
      <text:p text:style-name="P13"><text:tab/><text:tab/><text:span text:style-name="T13">El while imprime n nodos, por lo tanto es O(n).</text:span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EncabezadoCapa</text:p>
      <text:p text:style-name="P13"/>
      <text:list xml:id="list3559282386" text:style-name="L7">
        <text:list-item>
          <text:p text:style-name="P15">buscarOCrear:</text:p>
          <text:p text:style-name="P15"/>
        </text:list-item>
      </text:list>
      <text:p text:style-name="P16"><text:span text:style-name="T13"><text:tab/></text:span><text:tab/><text:span text:style-name="T13">El while </text:span><text:span text:style-name="T14">busca</text:span><text:span text:style-name="T13"> n nodos, por lo tanto es O(n).</text:span></text:p>
      <text:p text:style-name="P16"><text:span text:style-name="T13"><text:tab/><text:tab/>En </text:span><text:span text:style-name="T14">la creación o devuelta </text:span><text:span text:style-name="T13">es O(1).</text:span></text:p>
      <text:p text:style-name="P16"><text:span text:style-name="T13"/></text:p>
      <text:p text:style-name="P16">ConfiguracionInicialPartida</text:p>
      <text:p text:style-name="P16"/>
      <text:list xml:id="list1563084860" text:style-name="L8">
        <text:list-item>
          <text:p text:style-name="P17">crearPociones</text:p>
        </text:list-item>
        <text:list-item>
          <text:p text:style-name="P17">crearPistas</text:p>
        </text:list-item>
        <text:list-item>
          <text:p text:style-name="P17">crearTablero</text:p>
        </text:list-item>
        <text:list-item>
          <text:p text:style-name="P17">crearTrampas</text:p>
        </text:list-item>
        <text:list-item>
          <text:p text:style-name="P17">crearEnemigos</text:p>
        </text:list-item>
      </text:list>
      <text:p text:style-name="P16"/>
      <text:p text:style-name="P16"><text:tab/><text:tab/><text:span text:style-name="T10">Estos método su complejidad es O(n), ya que se creara n elementos.</text:span></text:p>
      <text:p text:style-name="P16"><text:soft-page-break/><text:span text:style-name="T10"/></text:p>
      <text:list xml:id="list4107666377" text:style-name="L9">
        <text:list-item>
          <text:p text:style-name="P18">CrearJugador</text:p>
        </text:list-item>
        <text:list-item>
          <text:p text:style-name="P18">crearTesoro</text:p>
        </text:list-item>
      </text:list>
      <text:p text:style-name="P16"/>
      <text:p text:style-name="P22"><text:tab/><text:tab/><text:span text:style-name="T16">Estos métodos son de complejidad O(f*c*ca), osea filas* columnas*capas, ya que en el peor caso pasaran por todos los nodos existentes.</text:span></text:p>
      <text:p text:style-name="P22"/>
      <text:p text:style-name="P22"/>
      <text:p text:style-name="P22"><text:span text:style-name="T8">ArbolBinario</text:span>:</text:p>
      <text:p text:style-name="P22"/>
      <text:list xml:id="list3214531725" text:style-name="L10">
        <text:list-item>
          <text:p text:style-name="P19">mostrarArbolRecursivo</text:p>
        </text:list-item>
      </text:list>
      <text:p text:style-name="P16"><text:tab/></text:p>
      <text:p text:style-name="P23"><text:span text:style-name="T5"><text:tab/><text:tab/></text:span><text:span text:style-name="T6">Este método en el peor de los caso cuando el árbol esta desequilibrado hace iteraciones, de espacios </text:span><text:span text:style-name="T7">0+1+2+⋯+(n−1)</text:span><text:span text:style-name="T6">y esto es igual a </text:span><text:span text:style-name="T6">(</text:span><text:span text:style-name="T23">n(n−1) ) / 2, <text:s/>que <text:s/>esto se traduce a n</text:span><text:span text:style-name="T17">2</text:span><text:span text:style-name="T19">.</text:span></text:p>
      <text:p text:style-name="P23"><text:span text:style-name="T19"/></text:p>
      <text:p text:style-name="P23"><text:span text:style-name="T19"><text:tab/><text:tab/></text:span><text:span text:style-name="T20">Si el árbol esta equilibrado, tenemos que log</text:span><text:span text:style-name="T24">2</text:span><text:span text:style-name="T20">n, osea supongamos como tenemos que cada nodo tiene 2 nodos, y n la cantidad de nodos, entonces tenemos log</text:span><text:span text:style-name="T24">2</text:span><text:span text:style-name="T20">n, esto sera en promedio por cada nodo solo, ahora si se toma en cuenta los n nodos totales, tendríamos </text:span><text:span text:style-name="T21">O(</text:span><text:span text:style-name="T20">nlog</text:span><text:span text:style-name="T24">2</text:span><text:span text:style-name="T20">n</text:span><text:span text:style-name="T21">)</text:span><text:span text:style-name="T20">.</text:span></text:p>
      <text:p text:style-name="P23"><text:span text:style-name="T20"/></text:p>
      <text:list xml:id="list3888975449" text:style-name="L11">
        <text:list-item>
          <text:p text:style-name="P24">InsertarNodoRecursivo</text:p>
        </text:list-item>
      </text:list>
      <text:p text:style-name="P25"/>
      <text:p text:style-name="P25"><text:tab/><text:tab/><text:span text:style-name="T9">En el peor de los casos seria </text:span><text:span text:style-name="T11">O(n), cuando el árbol esta desequilibrado.</text:span></text:p>
      <text:p text:style-name="P25"><text:span text:style-name="T11"/></text:p>
      <text:p text:style-name="P25"><text:span text:style-name="T11"><text:tab/><text:tab/>Cuando no seria solo O(</text:span><text:span text:style-name="T18">log</text:span><text:span text:style-name="T25">2</text:span><text:span text:style-name="T18">n), ya que no recorre todos los nodo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  <style:font-face style:name="Tlwg Typist" svg:font-family="'Tlwg Typis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17:23:05.147292459</meta:creation-date>
    <dc:date>2025-04-10T22:20:47.273438965</dc:date>
    <meta:editing-duration>PT8M27S</meta:editing-duration>
    <meta:editing-cycles>1</meta:editing-cycles>
    <meta:document-statistic meta:table-count="0" meta:image-count="0" meta:object-count="0" meta:page-count="5" meta:paragraph-count="53" meta:word-count="419" meta:character-count="2600" meta:non-whitespace-character-count="2216"/>
    <meta:generator>LibreOffice/7.3.7.2$Linux_X86_64 LibreOffice_project/30$Build-2</meta:generator>
  </office:meta>
</office:document-meta>
</file>